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ATIANA CANDIA GAMAR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IMENTOS TECHNOLOGI S.R.L.- NUTRITECH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IAZ BENAVENTE, LUI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521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2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5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20:04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